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3.5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2.1898in"/>
    </style:style>
    <style:style style:name="co8" style:family="table-column">
      <style:table-column-properties fo:break-before="auto" style:column-width="3.5709in"/>
    </style:style>
    <style:style style:name="co9" style:family="table-column">
      <style:table-column-properties fo:break-before="auto" style:column-width="1.3736in"/>
    </style:style>
    <style:style style:name="co10" style:family="table-column">
      <style:table-column-properties fo:break-before="auto" style:column-width="2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o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reme Hills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iga</text:p>
          </table:table-cell>
          <table:table-cell office:value-type="string" calcext:value-type="string">
            <text:p>FOREST, 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ampland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ozenOcean</text:p>
          </table:table-cell>
          <table:table-cell office:value-type="string" calcext:value-type="string">
            <text:p>WATER, 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ozenRiver</text:p>
          </table:table-cell>
          <table:table-cell office:value-type="string" calcext:value-type="string">
            <text:p>WATER, 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ce Plain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Mountain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shroomIsland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shroomIslandShore</text:p>
          </table:table-cell>
          <table:table-cell office:value-type="string" calcext:value-type="string">
            <text:p>BEACH, MUSHROOM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ertHills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restHill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igaHills</text:p>
          </table:table-cell>
          <table:table-cell office:value-type="string" calcext:value-type="string">
            <text:p>FOREST, 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treme Hills Edg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gleHills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ngleEdge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ep Ocean</text:p>
          </table:table-cell>
          <table:table-cell office:value-type="string" calcext:value-type="string">
            <text:p>PLAINS, WAT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ne Beach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ld Beach</text:p>
          </table:table-cell>
          <table:table-cell office:value-type="string" calcext:value-type="string">
            <text:p>PLAINS, 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rch Forest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rch Forest Hill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ofed Forest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ld Taiga</text:p>
          </table:table-cell>
          <table:table-cell office:value-type="string" calcext:value-type="string">
            <text:p>FOREST, 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ld Taiga Hills</text:p>
          </table:table-cell>
          <table:table-cell office:value-type="string" calcext:value-type="string">
            <text:p>FOREST, 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ga Taig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ga Taiga Hill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treme Hills+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vanna</text:p>
          </table:table-cell>
          <table:table-cell office:value-type="string" calcext:value-type="string">
            <text:p>PLAINS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 Plateau</text:p>
          </table:table-cell>
          <table:table-cell office:value-type="string" calcext:value-type="string">
            <text:p>PLAINS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PLAINS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sa Plateau F</text:p>
          </table:table-cell>
          <table:table-cell office:value-type="string" calcext:value-type="string">
            <text:p>FOREST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sa Plateau</text:p>
          </table:table-cell>
          <table:table-cell office:value-type="string" calcext:value-type="string">
            <text:p>PLAINS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atialio</text:p>
          </table:table-cell>
          <table:table-cell/>
          <table:table-cell office:value-type="string" calcext:value-type="string">
            <text:p>AE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iningWorld</text:p>
          </table:table-cell>
          <table:table-cell/>
          <table:table-cell office:value-type="string" calcext:value-type="string">
            <text:p>Dimensional Worl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umcraft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aumcraft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aumcraft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unflower Plains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esert M</text:p>
          </table:table-cell>
          <table:table-cell office:value-type="string" calcext:value-type="string">
            <text:p>PLAINS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xtreme Hills M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lower Forest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iga M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wampland M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ce Plains Spikes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ungle M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ungleEdge M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irch Forest M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irch Forest Hills M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ofed Forest M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ld Taiga M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ega Spruce Taig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ega Spruce Taiga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xtreme Hills+ M</text:p>
          </table:table-cell>
          <table:table-cell/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avanna M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vanna Plateau M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esa (Bryce)</text:p>
          </table:table-cell>
          <table:table-cell office:value-type="string" calcext:value-type="string">
            <text:p>PLAINS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esa Plateau F M</text:p>
          </table:table-cell>
          <table:table-cell office:value-type="string" calcext:value-type="string">
            <text:p>FOREST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sa Plateau M</text:p>
          </table:table-cell>
          <table:table-cell office:value-type="string" calcext:value-type="string">
            <text:p>PLAINS, DESER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uildCraft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uildCraft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iomes O Plenty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</table:table>
      <table:table table:name="Enchan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nlocalised nam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chantment.protect.all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chantment.protect.fir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chantment.protect.fall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chantment.protect.explosio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chantment.protect.projectil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hantment.oxyge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chantment.waterWork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ment.thorn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chantment.damage.all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chantment.damage.undead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chantment.damage.arthropod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chantment.knockback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chantment.fir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chantment.lootBonu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chantment.digging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chantment.untouching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chantment.durability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nchantment.lootBonusDigg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chantment.arrowDamag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chantment.arrowKnockback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nchantment.arrowFir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chantment.arrowInfinit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nchantment.lootBonusFishing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chantment.fishingSpeed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ricultur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wilight Forest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aumcraft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aumcraft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aumcraft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aumcraft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aumcraft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</table:table>
      <table:table table:name="Potions" table:style-name="ta1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nlocalised nam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ion.moveSpeed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tion.moveSlowdow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tion.digSpeed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tion.digSlowDow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tion.damageBoo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tion.heal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tion.harm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tion.jump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tion.confusio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tion.regeneratio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tion.resistanc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tion.fireResistance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tion.waterBreathing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tion.invisibility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tion.blindnes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tion.nightVisio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tion.hung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tion.weakness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ion.poiso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tion.wither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tion.healthBoost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tion.absorptio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tion.saturation</text:p>
          </table:table-cell>
          <table:table-cell office:value-type="string" calcext:value-type="string">
            <text:p>Minecraf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aumcraf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wayofTim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ibliocraft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7:24:00.417000000</meta:creation-date>
    <dc:date>2014-04-20T17:57:20.368000000</dc:date>
    <meta:editing-duration>PT2M29S</meta:editing-duration>
    <meta:editing-cycles>1</meta:editing-cycles>
    <meta:document-statistic meta:table-count="3" meta:cell-count="1112" meta:object-count="0"/>
    <meta:generator>LibreOffice/4.2.2.1$Windows_x86 LibreOffice_project/3be8cda0bddd8e430d8cda1ebfd581265cca5a0f</meta:generator>
  </office:meta>
</office:document-meta>
</file>